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erview of Data and Approach to Using it:</text:p>
      <text:p text:style-name="Standard"/>
      <text:p text:style-name="Standard">Data:</text:p>
      <text:p text:style-name="Standard">New York city Borough and Neghbourhood data source : https://cocl.us/new_york_dataset</text:p>
      <text:p text:style-name="Standard">This data will be used to explore various neighborhoods of new york city.</text:p>
      <text:p text:style-name="Standard">Chinese resturants in each neighborhood of new york city will be sourced from foursqaure API. We will be able to get all chinese restaurants by borough using this source.</text:p>
      <text:p text:style-name="Standard"/>
      <text:p text:style-name="Standard">Approach:</text:p>
      <text:p text:style-name="Standard">Collect the new york city data from https://cocl.us/new_york_dataset</text:p>
      <text:p text:style-name="Standard">Get all restaurants in each area and all venues that are Chinese Resturants.</text:p>
      <text:p text:style-name="Standard">Find tips and ratings for each Chinese Resturant using FourSquare API.</text:p>
      <text:p text:style-name="Standard">Visualize the Ranking of neighborhoods.</text:p>
      <text:p text:style-name="Standard"/>
      <text:p text:style-name="Standard">Decison:</text:p>
      <text:p text:style-name="Standard">We will consider the above when deciding where to open the restaur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1T10:50:10.74</meta:creation-date>
    <meta:document-statistic meta:table-count="0" meta:image-count="0" meta:object-count="0" meta:page-count="1" meta:paragraph-count="12" meta:word-count="112" meta:character-count="715"/>
    <dc:date>2019-08-11T10:50:34.21</dc:date>
    <meta:editing-duration>PT27S</meta:editing-duration>
    <meta:editing-cycles>1</meta:editing-cycles>
    <meta:generator>OpenOffice/4.1.6$Win32 OpenOffice.org_project/416m1$Build-9790</meta:generator>
  </office:meta>
</office:document-meta>
</file>